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blar 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é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hab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b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b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b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b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office:value-type="string" calcext:value-type="string">
            <text:p>hab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habi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<text:span text:style-name="T1">habí</text:span>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hub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office:value-type="string" calcext:value-type="string">
            <text:p>hub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office:value-type="string" calcext:value-type="string">
            <text:p>hub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b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b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b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hab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hab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pan text:style-name="T1">habrí</text:span>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b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b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b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b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hay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y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y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y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y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hub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<text:span text:style-name="T1">hubi</text:span>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hubi</text:span>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hubi</text:span>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hubi</text:span>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hubi</text:span>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hub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hub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b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b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b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b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hub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hub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b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b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b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b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hé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b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5:19:18.165965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25T15:24:50.381409749</dc:date>
    <meta:editing-duration>PT2H30M6S</meta:editing-duration>
    <meta:editing-cycles>15</meta:editing-cycles>
    <meta:generator>LibreOffice/6.0.7.3$Linux_X86_64 LibreOffice_project/00m0$Build-3</meta:generator>
    <meta:document-statistic meta:table-count="1" meta:cell-count="428" meta:object-count="0"/>
  </office:meta>
</office:document-meta>
</file>